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" style:family="graphic" style:parent-style-name="Default_5f_1">
      <style:graphic-properties draw:textarea-horizontal-align="justify" draw:textarea-vertical-align="middle" draw:auto-grow-height="false" fo:min-height="0.68cm" fo:min-width="0.42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35cm" fo:min-width="0.073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_20_without_20_fill_5f_1">
      <style:graphic-properties draw:fill="none" draw:textarea-vertical-align="middle"/>
    </style:style>
    <style:style style:name="gr6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75cm" fo:min-width="2.5cm" draw:shadow-opacity="0%"/>
    </style:style>
    <style:style style:name="gr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1.638cm" fo:min-width="0.07cm"/>
    </style:style>
    <style:style style:name="gr10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406cm" fo:min-width="2.5cm" draw:shadow-opacity="0%"/>
    </style:style>
    <style:style style:name="gr11" style:family="graphic" style:parent-style-name="Object_20_without_20_fill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_20_without_20_fill_5f_1">
      <style:graphic-properties draw:marker-end="Arrow" draw:marker-end-width="0.3cm" draw:fill="none" draw:textarea-vertical-align="middle"/>
    </style:style>
    <style:style style:name="gr14" style:family="graphic" style:parent-style-name="Default_5f_1">
      <style:graphic-properties draw:marker-start="Arrow" draw:marker-start-width="0.3cm" draw:textarea-vertical-align="middle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  <style:text-properties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 style:writing-mode="lr-tb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cm" svg:height="1cm" svg:x="23.666cm" svg:y="12.656cm">
          <draw:text-box>
            <text:p>Vo_2</text:p>
          </draw:text-box>
        </draw:frame>
        <draw:custom-shape draw:style-name="gr2" draw:text-style-name="P2" draw:layer="layout" svg:width="1.313cm" svg:height="1.314cm" svg:x="1.9cm" svg:y="12.04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0.573cm" svg:height="1.885cm" draw:transform="rotate (1.5707963267949) translate (3.99cm 10.917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996cm" svg:y1="10.627cm" svg:x2="3.124cm" svg:y2="10.616cm">
            <text:p/>
          </draw:line>
          <draw:line draw:style-name="gr4" draw:text-style-name="P4" draw:layer="layout" svg:x1="6.776cm" svg:y1="10.627cm" svg:x2="5.904cm" svg:y2="10.616cm">
            <text:p/>
          </draw:line>
        </draw:g>
        <draw:line draw:style-name="gr5" draw:text-style-name="P4" draw:layer="layout" svg:x1="2.5cm" svg:y1="10.616cm" svg:x2="2.5cm" svg:y2="12.616cm">
          <text:p/>
        </draw:line>
        <draw:line draw:style-name="gr5" draw:text-style-name="P4" draw:layer="layout" svg:x1="2.5cm" svg:y1="10.616cm" svg:x2="3.213cm" svg:y2="10.616cm">
          <text:p/>
        </draw:line>
        <draw:line draw:style-name="gr5" draw:text-style-name="P4" draw:layer="layout" svg:x1="3.476cm" svg:y1="10.627cm" svg:x2="7.1cm" svg:y2="10.637cm">
          <text:p/>
        </draw:line>
        <draw:line draw:style-name="gr5" draw:text-style-name="P4" draw:layer="layout" svg:x1="6.683cm" svg:y1="10.627cm" svg:x2="7.966cm" svg:y2="10.637cm">
          <text:p/>
        </draw:line>
        <draw:line draw:style-name="gr5" draw:text-style-name="P4" draw:layer="layout" svg:x1="2.5cm" svg:y1="13.363cm" svg:x2="2.5cm" svg:y2="16.4cm">
          <text:p/>
        </draw:line>
        <draw:line draw:style-name="gr5" draw:text-style-name="P4" draw:layer="layout" svg:x1="2.5cm" svg:y1="16.4cm" svg:x2="14.1cm" svg:y2="16.4cm">
          <text:p/>
        </draw:line>
        <draw:g>
          <draw:custom-shape draw:style-name="gr6" draw:text-style-name="P5" draw:layer="layout" svg:width="3cm" svg:height="3cm" svg:x="7.966cm" svg:y="9.09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7" draw:text-style-name="P4" draw:layer="layout" svg:x1="8.716cm" svg:y1="9.89cm" svg:x2="8.716cm" svg:y2="11.349cm">
                <text:p/>
              </draw:line>
              <draw:line draw:style-name="gr7" draw:text-style-name="P4" draw:layer="layout" svg:x1="9.487cm" svg:y1="9.87cm" svg:x2="8.716cm" svg:y2="10.255cm">
                <text:p/>
              </draw:line>
              <draw:line draw:style-name="gr8" draw:text-style-name="P4" draw:layer="layout" svg:x1="9.487cm" svg:y1="11.36cm" svg:x2="8.716cm" svg:y2="10.975cm">
                <text:p/>
              </draw:line>
              <draw:line draw:style-name="gr7" draw:text-style-name="P4" draw:layer="layout" svg:x1="9.466cm" svg:y1="9.14cm" svg:x2="9.466cm" svg:y2="9.87cm">
                <text:p/>
              </draw:line>
              <draw:line draw:style-name="gr7" draw:text-style-name="P4" draw:layer="layout" svg:x1="9.466cm" svg:y1="11.351cm" svg:x2="9.466cm" svg:y2="12.081cm">
                <text:p/>
              </draw:line>
              <draw:line draw:style-name="gr7" draw:text-style-name="P4" draw:layer="layout" svg:x1="7.966cm" svg:y1="10.637cm" svg:x2="8.695cm" svg:y2="10.637cm">
                <text:p/>
              </draw:line>
            </draw:g>
          </draw:g>
        </draw:g>
        <draw:line draw:style-name="gr5" draw:text-style-name="P4" draw:layer="layout" svg:x1="9.466cm" svg:y1="8.4cm" svg:x2="9.466cm" svg:y2="9.4cm">
          <text:p/>
        </draw:line>
        <draw:line draw:style-name="gr5" draw:text-style-name="P4" draw:layer="layout" svg:x1="9.466cm" svg:y1="11.975cm" svg:x2="9.466cm" svg:y2="16.4cm">
          <text:p/>
        </draw:line>
        <draw:g>
          <draw:custom-shape draw:style-name="gr9" draw:text-style-name="P3" draw:layer="layout" svg:width="0.57cm" svg:height="1.888cm" svg:x="9.127cm" svg:y="13.11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417cm" svg:y1="13.12cm" svg:x2="9.428cm" svg:y2="12.248cm">
            <text:p/>
          </draw:line>
          <draw:line draw:style-name="gr4" draw:text-style-name="P4" draw:layer="layout" svg:x1="9.417cm" svg:y1="15.9cm" svg:x2="9.428cm" svg:y2="15.028cm">
            <text:p/>
          </draw:line>
        </draw:g>
        <draw:g>
          <draw:custom-shape draw:style-name="gr10" draw:text-style-name="P5" draw:layer="layout" svg:width="3cm" svg:height="2.656cm" svg:x="20.666cm" svg:y="11cm">
            <text:p/>
            <draw:enhanced-geometry svg:viewBox="0 0 21600 21600" draw:mirror-vertical="true" draw:type="rectangle" draw:enhanced-path="M 0 0 L 21600 0 21600 21600 0 21600 0 0 Z N"/>
          </draw:custom-shape>
          <draw:g>
            <draw:g>
              <draw:line draw:style-name="gr7" draw:text-style-name="P4" draw:layer="layout" svg:x1="21.416cm" svg:y1="12.94cm" svg:x2="21.416cm" svg:y2="11.649cm">
                <text:p/>
              </draw:line>
              <draw:line draw:style-name="gr7" draw:text-style-name="P4" draw:layer="layout" svg:x1="22.187cm" svg:y1="12.957cm" svg:x2="21.416cm" svg:y2="12.617cm">
                <text:p/>
              </draw:line>
              <draw:line draw:style-name="gr8" draw:text-style-name="P4" draw:layer="layout" svg:x1="22.187cm" svg:y1="11.638cm" svg:x2="21.416cm" svg:y2="11.978cm">
                <text:p/>
              </draw:line>
              <draw:line draw:style-name="gr7" draw:text-style-name="P4" draw:layer="layout" svg:x1="22.166cm" svg:y1="13.603cm" svg:x2="22.166cm" svg:y2="12.957cm">
                <text:p/>
              </draw:line>
              <draw:line draw:style-name="gr7" draw:text-style-name="P4" draw:layer="layout" svg:x1="22.166cm" svg:y1="11.646cm" svg:x2="22.166cm" svg:y2="11cm">
                <text:p/>
              </draw:line>
              <draw:line draw:style-name="gr7" draw:text-style-name="P4" draw:layer="layout" svg:x1="20.666cm" svg:y1="12.279cm" svg:x2="21.395cm" svg:y2="12.279cm">
                <text:p/>
              </draw:line>
            </draw:g>
          </draw:g>
        </draw:g>
        <draw:line draw:style-name="gr5" draw:text-style-name="P4" draw:layer="layout" svg:x1="22.166cm" svg:y1="9.9cm" svg:x2="22.166cm" svg:y2="16.4cm">
          <text:p/>
        </draw:line>
        <draw:line draw:style-name="gr5" draw:text-style-name="P4" draw:layer="layout" svg:x1="22.166cm" svg:y1="10.9cm" svg:x2="22.128cm" svg:y2="9.9cm">
          <text:p/>
        </draw:line>
        <draw:line draw:style-name="gr5" draw:text-style-name="P4" draw:layer="layout" svg:x1="9.453cm" svg:y1="8.4cm" svg:x2="11.5cm" svg:y2="8.4cm">
          <text:p/>
        </draw:line>
        <draw:line draw:style-name="gr5" draw:text-style-name="P4" draw:layer="layout" svg:x1="26.676cm" svg:y1="11.202cm" svg:x2="26.666cm" svg:y2="16.4cm">
          <text:p/>
        </draw:line>
        <draw:line draw:style-name="gr5" draw:text-style-name="P4" draw:layer="layout" svg:x1="9.466cm" svg:y1="6.248cm" svg:x2="9.466cm" svg:y2="2.4cm">
          <text:p/>
        </draw:line>
        <draw:g>
          <draw:custom-shape draw:style-name="gr9" draw:text-style-name="P3" draw:layer="layout" svg:width="0.57cm" svg:height="1.888cm" svg:x="9.163cm" svg:y="5.77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453cm" svg:y1="5.784cm" svg:x2="9.464cm" svg:y2="4.912cm">
            <text:p/>
          </draw:line>
          <draw:line draw:style-name="gr4" draw:text-style-name="P4" draw:layer="layout" svg:x1="9.453cm" svg:y1="8.564cm" svg:x2="9.464cm" svg:y2="7.692cm">
            <text:p/>
          </draw:line>
        </draw:g>
        <draw:line draw:style-name="gr5" draw:text-style-name="P4" draw:layer="layout" svg:x1="22.117cm" svg:y1="9.748cm" svg:x2="22.117cm" svg:y2="5.9cm">
          <text:p/>
        </draw:line>
        <draw:g>
          <draw:custom-shape draw:style-name="gr9" draw:text-style-name="P3" draw:layer="layout" svg:width="0.57cm" svg:height="1.888cm" svg:x="21.827cm" svg:y="7.26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2.117cm" svg:y1="7.272cm" svg:x2="22.128cm" svg:y2="6.4cm">
            <text:p/>
          </draw:line>
          <draw:line draw:style-name="gr4" draw:text-style-name="P4" draw:layer="layout" svg:x1="22.117cm" svg:y1="10.052cm" svg:x2="22.128cm" svg:y2="9.18cm">
            <text:p/>
          </draw:line>
        </draw:g>
        <draw:g>
          <draw:line draw:style-name="gr11" draw:text-style-name="P4" draw:layer="layout" svg:x1="26.066cm" svg:y1="16.95cm" svg:x2="23.3cm" svg:y2="16.961cm">
            <text:p/>
          </draw:line>
          <draw:line draw:style-name="gr11" draw:text-style-name="P4" draw:layer="layout" svg:x1="26.067cm" svg:y1="16.944cm" svg:x2="23.301cm" svg:y2="16.955cm">
            <text:p/>
          </draw:line>
          <draw:line draw:style-name="gr11" draw:text-style-name="P4" draw:layer="layout" svg:x1="24.055cm" svg:y1="17.193cm" svg:x2="25.429cm" svg:y2="17.193cm">
            <text:p/>
          </draw:line>
          <draw:line draw:style-name="gr11" draw:text-style-name="P4" draw:layer="layout" svg:x1="24.426cm" svg:y1="17.4cm" svg:x2="25.087cm" svg:y2="17.4cm">
            <text:p/>
          </draw:line>
          <draw:line draw:style-name="gr11" draw:text-style-name="P4" draw:layer="layout" svg:x1="24.719cm" svg:y1="16.935cm" svg:x2="24.73cm" svg:y2="16.4cm">
            <text:p/>
          </draw:line>
        </draw:g>
        <draw:frame draw:style-name="gr1" draw:text-style-name="P1" draw:layer="layout" svg:width="2cm" svg:height="1cm" svg:x="3.99cm" svg:y="9.4cm">
          <draw:text-box>
            <text:p>R_B</text:p>
          </draw:text-box>
        </draw:frame>
        <draw:frame draw:style-name="gr1" draw:text-style-name="P1" draw:layer="layout" svg:width="2cm" svg:height="1cm" svg:x="0.2cm" svg:y="12.4cm">
          <draw:text-box>
            <text:p>V_eq</text:p>
          </draw:text-box>
        </draw:frame>
        <draw:frame draw:style-name="gr1" draw:text-style-name="P1" draw:layer="layout" svg:width="2cm" svg:height="1cm" svg:x="7.7cm" svg:y="13.9cm">
          <draw:text-box>
            <text:p>V_E1</text:p>
          </draw:text-box>
        </draw:frame>
        <draw:frame draw:style-name="gr1" draw:text-style-name="P1" draw:layer="layout" svg:width="2cm" svg:height="1cm" svg:x="7.8cm" svg:y="6.332cm">
          <draw:text-box>
            <text:p>R_C</text:p>
          </draw:text-box>
        </draw:frame>
        <draw:frame draw:style-name="gr12" draw:text-style-name="P1" draw:layer="layout" svg:width="2.317cm" svg:height="1.673cm" svg:x="20cm" svg:y="7.9cm">
          <draw:text-box>
            <text:p>R_E2</text:p>
          </draw:text-box>
        </draw:frame>
        <draw:frame draw:style-name="gr1" draw:text-style-name="P1" draw:layer="layout" svg:width="2cm" svg:height="1cm" svg:x="21.8cm" svg:y="11.957cm">
          <draw:text-box>
            <text:p>Q_2</text:p>
          </draw:text-box>
        </draw:frame>
        <draw:frame draw:style-name="gr1" draw:text-style-name="P1" draw:layer="layout" svg:width="2.536cm" svg:height="1cm" svg:x="9.464cm" svg:y="8.564cm">
          <draw:text-box>
            <text:p>IC1 <text:s text:c="5"/>+</text:p>
          </draw:text-box>
        </draw:frame>
        <draw:frame draw:style-name="gr1" draw:text-style-name="P1" draw:layer="layout" svg:width="1.534cm" svg:height="1cm" svg:x="9.6cm" svg:y="11cm">
          <draw:text-box>
            <text:p>IE1</text:p>
          </draw:text-box>
        </draw:frame>
        <draw:g>
          <draw:line draw:style-name="gr11" draw:text-style-name="P4" draw:layer="layout" svg:x1="11.267cm" svg:y1="16.95cm" svg:x2="8.501cm" svg:y2="16.961cm">
            <text:p/>
          </draw:line>
          <draw:line draw:style-name="gr11" draw:text-style-name="P4" draw:layer="layout" svg:x1="11.268cm" svg:y1="16.944cm" svg:x2="8.502cm" svg:y2="16.955cm">
            <text:p/>
          </draw:line>
          <draw:line draw:style-name="gr11" draw:text-style-name="P4" draw:layer="layout" svg:x1="9.256cm" svg:y1="17.193cm" svg:x2="10.63cm" svg:y2="17.193cm">
            <text:p/>
          </draw:line>
          <draw:line draw:style-name="gr11" draw:text-style-name="P4" draw:layer="layout" svg:x1="9.627cm" svg:y1="17.4cm" svg:x2="10.288cm" svg:y2="17.4cm">
            <text:p/>
          </draw:line>
          <draw:line draw:style-name="gr11" draw:text-style-name="P4" draw:layer="layout" svg:x1="9.92cm" svg:y1="16.935cm" svg:x2="9.931cm" svg:y2="16.4cm">
            <text:p/>
          </draw:line>
        </draw:g>
        <draw:line draw:style-name="gr5" draw:text-style-name="P4" draw:layer="layout" svg:x1="9.5cm" svg:y1="2.4cm" svg:x2="14.1cm" svg:y2="2.4cm">
          <text:p/>
        </draw:line>
        <draw:line draw:style-name="gr5" draw:text-style-name="P4" draw:layer="layout" svg:x1="14.1cm" svg:y1="2.4cm" svg:x2="14.1cm" svg:y2="16.4cm">
          <text:p/>
        </draw:line>
        <draw:line draw:style-name="gr13" draw:text-style-name="P4" draw:layer="layout" svg:x1="7.7cm" svg:y1="10.4cm" svg:x2="8.7cm" svg:y2="10.4cm">
          <text:p/>
        </draw:line>
        <draw:frame draw:style-name="gr1" draw:text-style-name="P1" draw:layer="layout" svg:width="2cm" svg:height="1cm" svg:x="7.49cm" svg:y="9.6cm">
          <draw:text-box>
            <text:p>IB1</text:p>
          </draw:text-box>
        </draw:frame>
        <draw:frame draw:style-name="gr1" draw:text-style-name="P1" draw:layer="layout" svg:width="2cm" svg:height="1cm" svg:x="8.1cm" svg:y="10.637cm">
          <draw:text-box>
            <text:p>B</text:p>
          </draw:text-box>
        </draw:frame>
        <draw:frame draw:style-name="gr1" draw:text-style-name="P1" draw:layer="layout" svg:width="0.3cm" svg:height="1cm" svg:x="8.8cm" svg:y="11.337cm">
          <draw:text-box>
            <text:p>E</text:p>
          </draw:text-box>
        </draw:frame>
        <draw:frame draw:style-name="gr1" draw:text-style-name="P1" draw:layer="layout" svg:width="2cm" svg:height="1cm" svg:x="8.8cm" svg:y="9.037cm">
          <draw:text-box>
            <text:p>C</text:p>
          </draw:text-box>
        </draw:frame>
        <draw:line draw:style-name="gr14" draw:text-style-name="P3" draw:layer="layout" svg:x1="9.7cm" svg:y1="12.098cm" svg:x2="9.7cm" svg:y2="11.399cm">
          <text:p/>
        </draw:line>
        <draw:line draw:style-name="gr14" draw:text-style-name="P3" draw:layer="layout" svg:x1="9.7cm" svg:y1="9.798cm" svg:x2="9.7cm" svg:y2="9.099cm">
          <text:p/>
        </draw:line>
        <draw:custom-shape draw:style-name="gr2" draw:text-style-name="P6" draw:layer="layout" svg:width="1.313cm" svg:height="1.314cm" svg:x="13.5cm" svg:y="8.55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cm" svg:height="1cm" svg:x="12.5cm" svg:y="9.8cm">
          <draw:text-box>
            <text:p>Vcc</text:p>
          </draw:text-box>
        </draw:frame>
        <draw:frame draw:style-name="gr1" draw:text-style-name="P1" draw:layer="layout" svg:width="2cm" svg:height="1cm" svg:x="10.7cm" svg:y="11.5cm">
          <draw:text-box>
            <text:p>Vo_1</text:p>
          </draw:text-box>
        </draw:frame>
        <draw:frame draw:style-name="gr1" draw:text-style-name="P1" draw:layer="layout" svg:width="2cm" svg:height="1cm" svg:x="11cm" svg:y="15.5cm">
          <draw:text-box>
            <text:p>-</text:p>
          </draw:text-box>
        </draw:frame>
        <draw:frame draw:style-name="gr1" draw:text-style-name="P1" draw:layer="layout" svg:width="2cm" svg:height="1cm" svg:x="9.697cm" svg:y="13.9cm">
          <draw:text-box>
            <text:p>R_E1</text:p>
          </draw:text-box>
        </draw:frame>
        <draw:frame draw:style-name="gr1" draw:text-style-name="P1" draw:layer="layout" svg:width="2cm" svg:height="1cm" svg:x="8cm" svg:y="13cm">
          <draw:text-box>
            <text:p>+</text:p>
          </draw:text-box>
        </draw:frame>
        <draw:frame draw:style-name="gr1" draw:text-style-name="P1" draw:layer="layout" svg:width="2cm" svg:height="1cm" svg:x="8.1cm" svg:y="14.7cm">
          <draw:text-box>
            <text:p>-</text:p>
          </draw:text-box>
        </draw:frame>
        <draw:frame draw:style-name="gr15" draw:text-style-name="P1" draw:layer="layout" svg:width="0.777cm" svg:height="0.806cm" svg:x="2cm" svg:y="9.81cm">
          <draw:text-box>
            <text:p>1</text:p>
          </draw:text-box>
        </draw:frame>
        <draw:frame draw:style-name="gr15" draw:text-style-name="P1" draw:layer="layout" svg:width="0.777cm" svg:height="0.806cm" svg:x="6.901cm" svg:y="9.91cm">
          <draw:text-box>
            <text:p>2</text:p>
          </draw:text-box>
        </draw:frame>
        <draw:frame draw:style-name="gr15" draw:text-style-name="P1" draw:layer="layout" svg:width="0.777cm" svg:height="0.806cm" svg:x="14.001cm" svg:y="2.61cm">
          <draw:text-box>
            <text:p>4</text:p>
          </draw:text-box>
        </draw:frame>
        <draw:frame draw:style-name="gr15" draw:text-style-name="P1" draw:layer="layout" svg:width="0.777cm" svg:height="0.806cm" svg:x="8.702cm" svg:y="8.41cm">
          <draw:text-box>
            <text:p>3</text:p>
          </draw:text-box>
        </draw:frame>
        <draw:frame draw:style-name="gr15" draw:text-style-name="P1" draw:layer="layout" svg:width="0.777cm" svg:height="0.806cm" svg:x="8.802cm" svg:y="12.01cm">
          <draw:text-box>
            <text:p>5</text:p>
          </draw:text-box>
        </draw:frame>
        <draw:line draw:style-name="gr5" draw:text-style-name="P4" draw:layer="layout" svg:x1="18.5cm" svg:y1="16.4cm" svg:x2="26.7cm" svg:y2="16.4cm">
          <text:p/>
        </draw:line>
        <draw:line draw:style-name="gr5" draw:text-style-name="P4" draw:layer="layout" svg:x1="22.1cm" svg:y1="5.9cm" svg:x2="26.7cm" svg:y2="5.9cm">
          <text:p/>
        </draw:line>
        <draw:line draw:style-name="gr5" draw:text-style-name="P4" draw:layer="layout" svg:x1="26.676cm" svg:y1="5.902cm" svg:x2="26.666cm" svg:y2="11.1cm">
          <text:p/>
        </draw:line>
        <draw:custom-shape draw:style-name="gr2" draw:text-style-name="P6" draw:layer="layout" svg:width="1.313cm" svg:height="1.314cm" svg:x="26cm" svg:y="9.851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.317cm" svg:height="1.673cm" svg:x="24.801cm" svg:y="10.001cm">
          <draw:text-box>
            <text:p>Vcc</text:p>
          </draw:text-box>
        </draw:frame>
        <draw:frame draw:style-name="gr15" draw:text-style-name="P1" draw:layer="layout" svg:width="0.777cm" svg:height="0.806cm" svg:x="26.203cm" svg:y="5.21cm">
          <draw:text-box>
            <text:p>3</text:p>
          </draw:text-box>
        </draw:frame>
        <draw:frame draw:style-name="gr1" draw:text-style-name="P1" draw:layer="layout" svg:width="2.536cm" svg:height="1cm" svg:x="22.464cm" svg:y="11cm">
          <draw:text-box>
            <text:p>IC2 <text:s text:c="2"/>+</text:p>
          </draw:text-box>
        </draw:frame>
        <draw:line draw:style-name="gr14" draw:text-style-name="P3" draw:layer="layout" svg:x1="22.464cm" svg:y1="11.699cm" svg:x2="22.464cm" svg:y2="11cm">
          <text:p/>
        </draw:line>
        <draw:line draw:style-name="gr14" draw:text-style-name="P3" draw:layer="layout" svg:x1="22.5cm" svg:y1="13.656cm" svg:x2="22.5cm" svg:y2="12.957cm">
          <text:p/>
        </draw:line>
        <draw:frame draw:style-name="gr1" draw:text-style-name="P1" draw:layer="layout" svg:width="1.534cm" svg:height="1cm" svg:x="22.5cm" svg:y="12.9cm">
          <draw:text-box>
            <text:p>IE2</text:p>
          </draw:text-box>
        </draw:frame>
        <draw:frame draw:style-name="gr1" draw:text-style-name="P1" draw:layer="layout" svg:width="2cm" svg:height="1cm" svg:x="23.7cm" svg:y="14.9cm">
          <draw:text-box>
            <text:p>-</text:p>
          </draw:text-box>
        </draw:frame>
        <draw:frame draw:style-name="gr15" draw:text-style-name="P1" draw:layer="layout" svg:width="0.777cm" svg:height="0.806cm" svg:x="21.389cm" svg:y="10.194cm">
          <draw:text-box>
            <text:p>2</text:p>
          </draw:text-box>
        </draw:frame>
        <draw:line draw:style-name="gr5" draw:text-style-name="P4" draw:layer="layout" svg:x1="22.128cm" svg:y1="10.9cm" svg:x2="24cm" svg:y2="10.9cm">
          <text:p/>
        </draw:line>
        <draw:line draw:style-name="gr5" draw:text-style-name="P4" draw:layer="layout" svg:x1="2.5cm" svg:y1="13.364cm" svg:x2="2.5cm" svg:y2="16.401cm">
          <text:p/>
        </draw:line>
        <draw:line draw:style-name="gr5" draw:text-style-name="P4" draw:layer="layout" svg:x1="18.5cm" svg:y1="13.4cm" svg:x2="18.5cm" svg:y2="16.437cm">
          <text:p/>
        </draw:line>
        <draw:line draw:style-name="gr5" draw:text-style-name="P4" draw:layer="layout" svg:x1="18.5cm" svg:y1="12.3cm" svg:x2="18.5cm" svg:y2="13.937cm">
          <text:p/>
        </draw:line>
        <draw:custom-shape draw:style-name="gr2" draw:text-style-name="P6" draw:layer="layout" svg:width="1.313cm" svg:height="1.314cm" svg:x="17.887cm" svg:y="12.786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cm" svg:height="1cm" svg:x="16.7cm" svg:y="13.1cm">
          <draw:text-box>
            <text:p>V_I</text:p>
          </draw:text-box>
        </draw:frame>
        <draw:frame draw:style-name="gr15" draw:text-style-name="P1" draw:layer="layout" svg:width="0.777cm" svg:height="0.806cm" svg:x="18cm" svg:y="10.094cm">
          <draw:text-box>
            <text:p>1</text:p>
          </draw:text-box>
        </draw:frame>
        <draw:line draw:style-name="gr5" draw:text-style-name="P4" draw:layer="layout" svg:x1="18.5cm" svg:y1="12.3cm" svg:x2="21cm" svg:y2="12.27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>
      <style:graphic-properties draw:stroke="none" draw:fill="none" draw:fill-color="#ffffff" draw:auto-grow-height="false" fo:min-height="1.086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Padrão" style:page-layout-name="PM0" draw:style-name="Mdp1">
      <draw:frame draw:style-name="Mg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draw:style-name="Mgr1" draw:text-style-name="MP4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draw:style-name="Mgr1" draw:text-style-name="MP6" draw:layer="backgroundobjects" svg:width="6.523cm" svg:height="1.085cm" svg:x="20.076cm" svg:y="14.348cm" presentation:class="page-number">
        <draw:text-box>
          <text:p text:style-name="MP5"><text:span text:style-name="MT1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7:31:21.247910942</meta:creation-date>
    <dc:date>2021-05-23T17:32:09.500177267</dc:date>
    <meta:editing-duration>PT49S</meta:editing-duration>
    <meta:editing-cycles>1</meta:editing-cycles>
    <meta:document-statistic meta:object-count="116"/>
    <meta:generator>LibreOffice/6.4.6.2$Linux_X86_64 LibreOffice_project/40$Build-2</meta:generator>
  </office:meta>
</office:document-meta>
</file>